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96a120" officeooo:paragraph-rsid="0096a120"/>
    </style:style>
    <style:style style:name="P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2e296f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3b416f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3c2fac" style:font-size-asian="16pt" style:font-weight-asian="normal" style:font-name-complex="TH SarabunPSK2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H SarabunPSK2" fo:font-size="20pt" fo:font-weight="normal" officeooo:rsid="00264f94" officeooo:paragraph-rsid="00264f94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264f94" style:font-size-asian="18pt" style:font-weight-asian="bold" style:font-name-complex="TH SarabunPSK2" style:font-size-complex="18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95f462" officeooo:paragraph-rsid="0095f462" style:font-size-asian="18pt" style:font-weight-asian="bold" style:font-name-complex="TH SarabunPSK2" style:font-size-complex="18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H SarabunPSK2" fo:font-size="18pt" fo:font-weight="bold" officeooo:rsid="0096a120" officeooo:paragraph-rsid="0096a120" style:font-size-asian="18pt" style:font-weight-asian="bold" style:font-name-complex="TH SarabunPSK2" style:font-size-complex="18pt" style:font-weight-complex="bold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TH SarabunPSK2" fo:font-size="20pt" fo:font-weight="bold" officeooo:rsid="00655bce" officeooo:paragraph-rsid="00655bce" style:font-size-asian="20pt" style:font-weight-asian="bold" style:font-size-complex="20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94a3d2" officeooo:paragraph-rsid="00264f94" style:font-size-asian="16pt" style:font-weight-asian="normal" style:font-name-complex="TH SarabunPSK2" style:font-size-complex="16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95f462" officeooo:paragraph-rsid="0095f462" style:font-size-asian="16pt" style:font-weight-asian="normal" style:font-name-complex="TH SarabunPSK2" style:font-size-complex="16pt" style:font-weight-complex="normal"/>
    </style:style>
    <style:style style:name="P12" style:family="paragraph" style:parent-style-name="Standard">
      <style:paragraph-properties fo:line-height="150%" fo:text-align="end" style:justify-single-word="false"/>
      <style:text-properties style:font-name="TH SarabunPSK2" fo:font-size="16pt" fo:font-weight="bold" officeooo:rsid="009b251f" officeooo:paragraph-rsid="009b251f" style:font-size-asian="16pt" style:font-weight-asian="bold" style:font-name-complex="TH SarabunPSK2" style:font-size-complex="16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H SarabunPSK2" fo:font-size="18pt" fo:font-weight="bold" officeooo:rsid="0096a120" officeooo:paragraph-rsid="0096a120" style:font-size-asian="18pt" style:font-weight-asian="bold" style:font-name-complex="TH SarabunPSK2" style:font-size-complex="18pt" style:font-weight-complex="bold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style:font-name="TH SarabunPSK2" fo:font-size="16pt" fo:font-weight="normal" officeooo:rsid="00655bce" officeooo:paragraph-rsid="009b251f" style:font-size-asian="16pt" style:font-weight-asian="normal" style:font-name-complex="TH SarabunPSK2" style:font-size-complex="16pt" style:font-weight-complex="normal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style:font-name="TH SarabunPSK2" fo:font-size="16pt" fo:font-weight="normal" officeooo:rsid="009dcd68" officeooo:paragraph-rsid="009dcd68" style:font-size-asian="16pt" style:font-weight-asian="normal" style:font-name-complex="TH SarabunPSK2" style:font-size-complex="16pt" style:font-weight-complex="normal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style:font-name="TH SarabunPSK2" fo:font-size="16pt" fo:font-weight="normal" officeooo:rsid="009dcd68" officeooo:paragraph-rsid="009eb9e7" style:font-size-asian="16pt" style:font-weight-asian="normal" style:font-name-complex="TH SarabunPSK2" style:font-size-complex="16pt" style:font-weight-complex="normal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weight="normal" officeooo:rsid="00930d24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948c19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94a3d2" style:font-size-asian="16pt" style:font-weight-asian="normal" style:font-size-complex="16pt" style:font-weight-complex="normal"/>
    </style:style>
    <style:style style:name="T5" style:family="text">
      <style:text-properties officeooo:rsid="009b251f"/>
    </style:style>
    <style:style style:name="T6" style:family="text">
      <style:text-properties officeooo:rsid="009ce4f9"/>
    </style:style>
    <style:style style:name="T7" style:family="text">
      <style:text-properties officeooo:rsid="009dcd68"/>
    </style:style>
    <style:style style:name="T8" style:family="text">
      <style:text-properties fo:font-size="18pt" fo:font-weight="bold" officeooo:rsid="0065eeda" style:font-size-asian="18pt" style:font-weight-asian="bold" style:font-size-complex="18pt" style:font-weight-complex="bold"/>
    </style:style>
    <style:style style:name="T9" style:family="text">
      <style:text-properties fo:font-size="18pt" officeooo:rsid="0065eeda" style:font-size-asian="18pt" style:font-size-complex="18pt"/>
    </style:style>
    <style:style style:name="T10" style:family="text">
      <style:text-properties officeooo:rsid="0065eeda"/>
    </style:style>
    <style:style style:name="T11" style:family="text">
      <style:text-properties officeooo:rsid="009f03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กิตติกรรมประกาศ</text:p>
      <text:p text:style-name="P5"/>
      <text:p text:style-name="P6"><text:s text:c="7"/><text:span text:style-name="T2">การจัดทำโครงงานฉบับนี้สำเร็จได้ด้วยดีต้องกราบขอบพระคุณอาจารย์ที่ปรึกษา </text:span><text:span text:style-name="T3">อาจารย์ ประหยัด เลวัน ที่ได้ให้คำแนะนำ ตรวจสอบโครงงาน เพื่อปรับปรุงแก้ไขข้อบกพร่องต่างๆ และขอขอบพระคุณคณาจารย์ทุกท่าน ที่ได้ประสิทธิ์ประสาทวิชาความรู้ เพื่อนำ</text:span><text:span text:style-name="T4">ความรู้ที่ได้มาจัดทำโครงงานจนสำเร็จลุล่วงไปด้วยดี ผู้จัดทำจึงขอขอบพระคุณมา ณ โอกาสนี้</text:span></text:p>
      <text:p text:style-name="P10"/>
      <text:p text:style-name="P10"/>
      <text:p text:style-name="P7"><text:span text:style-name="T4"><text:s text:c="100"/>ธ</text:span><text:span text:style-name="T1">งชัย เที่ยงธรรม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สารบัญ</text:p>
      <text:p text:style-name="P8"/>
      <text:p text:style-name="P12">หน้า</text:p>
      <text:p text:style-name="P14">กิตติกรรมประกาศ <text:s text:c="96"/><text:span text:style-name="T5">I</text:span></text:p>
      <text:p text:style-name="P14">สารบัญ <text:s text:c="108"/><text:span text:style-name="T6">II</text:span></text:p>
      <text:p text:style-name="P14">สารบัญตาราง <text:s text:c="100"/><text:span text:style-name="T6">III</text:span></text:p>
      <text:p text:style-name="P14">สารบัญภาพ <text:s text:c="102"/><text:span text:style-name="T7">V</text:span></text:p>
      <text:p text:style-name="P15">บทที่ 1 <text:s/>บทนำ <text:s text:c="99"/><text:span text:style-name="T11">1 </text:span></text:p>
      <text:p text:style-name="P16"><text:s text:c="11"/><text:span text:style-name="T10">ที่มาและความสำคัญของปัญหา <text:s text:c="69"/>-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3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96a120" officeooo:paragraph-rsid="0096a120"/>
    </style:style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I" text:select-page="current">III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0-09-10T09:15:50.465224443</dc:date>
    <meta:editing-duration>PT4H49M57S</meta:editing-duration>
    <meta:editing-cycles>95</meta:editing-cycles>
    <meta:generator>LibreOffice/6.0.7.3$Linux_X86_64 LibreOffice_project/00m0$Build-3</meta:generator>
    <meta:document-statistic meta:table-count="0" meta:image-count="0" meta:object-count="0" meta:page-count="3" meta:paragraph-count="12" meta:word-count="105" meta:character-count="1055" meta:non-whitespace-character-count="340"/>
  </office:meta>
</office:document-meta>
</file>